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Info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setProperties( ModuleDescriptor md , ModuleRevisionId m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vyInfo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do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vyInfo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setProperty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Info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